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c_predicted</text:p>
          </table:table-cell>
          <table:table-cell office:value-type="string">
            <text:p>I.c_change</text:p>
          </table:table-cell>
          <table:table-cell office:value-type="string">
            <text:p>I.d</text:p>
          </table:table-cell>
          <table:table-cell office:value-type="string">
            <text:p>I.d_predicted</text:p>
          </table:table-cell>
          <table:table-cell office:value-type="string">
            <text:p>I.d_change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.0" office:value-type="float"/>
          <table:table-cell office:value="-4.0" office:value-type="float"/>
          <table:table-cell office:value="3" office:value-type="float"/>
          <table:table-cell office:value="1.0" office:value-type="float"/>
          <table:table-cell office:value="-2.0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1.0" office:value-type="float"/>
          <table:table-cell office:value="-4999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.0" office:value-type="float"/>
          <table:table-cell office:value="-9999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4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1.0" office:value-type="float"/>
          <table:table-cell office:value="-2.0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1.0" office:value-type="float"/>
          <table:table-cell office:value="-3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.0" office:value-type="float"/>
          <table:table-cell office:value="-2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.0" office:value-type="float"/>
          <table:table-cell office:value="-4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1.0" office:value-type="float"/>
          <table:table-cell office:value="-4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1.0" office:value-type="float"/>
          <table:table-cell office:value="-2.0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.0" office:value-type="float"/>
          <table:table-cell office:value="0.0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2" office:value-type="float"/>
          <table:table-cell office:value="1.0" office:value-type="float"/>
          <table:table-cell office:value="-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8-10T00:10:43.823786</meta:creation-date>
    <dc:date>2023-08-10T00:10:43.845272</dc:date>
    <meta:generator>http://pypi.python.org/pypi/ezodf/0.1.0$Python3.8.10 (default, May 26 2023, 14:05:08) 
[GCC 9.4.0]</meta:generator>
    <meta:document-statistic/>
    <meta:editing-cycles>1</meta:editing-cycles>
  </office:meta>
</office:document-meta>
</file>